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Helper.indexOfArray( int r [ ] , int rpos , int rend , char d [ ] , int dpo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ildcardHelper.compilePattern( String da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ildcardHelper.matchArray( int r [ ] , int rpos , int rend , char d [ ] , int d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ldcardHelper.lastIndexOfArray( int r [ ] , int rpos , int rend , char d [ ] , int dpo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ildcardHelper.match( HashMap map , String data , int [ ] exp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0">
            <text:p text:style-name="Table_20_Contents">40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